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2238be" officeooo:paragraph-rsid="001365dd"/>
    </style:style>
    <style:style style:name="P2" style:family="paragraph" style:parent-style-name="Standard">
      <style:text-properties officeooo:rsid="00215654" officeooo:paragraph-rsid="001365dd"/>
    </style:style>
    <style:style style:name="P3" style:family="paragraph" style:parent-style-name="Standard" style:list-style-name="L1">
      <style:paragraph-properties style:writing-mode="lr-tb"/>
      <style:text-properties officeooo:rsid="00296087" officeooo:paragraph-rsid="001365dd"/>
    </style:style>
    <style:style style:name="P4" style:family="paragraph" style:parent-style-name="Standard" style:list-style-name="L1">
      <style:text-properties officeooo:rsid="00296087" officeooo:paragraph-rsid="001365dd"/>
    </style:style>
    <style:style style:name="P5" style:family="paragraph" style:parent-style-name="Standard" style:list-style-name="L1">
      <style:text-properties officeooo:rsid="002f526b" officeooo:paragraph-rsid="001365dd"/>
    </style:style>
    <style:style style:name="P6" style:family="paragraph" style:parent-style-name="Standard" style:list-style-name="L1">
      <style:text-properties officeooo:rsid="0040d83c" officeooo:paragraph-rsid="001365dd"/>
    </style:style>
    <style:style style:name="P7" style:family="paragraph" style:parent-style-name="Standard" style:list-style-name="L1">
      <style:text-properties officeooo:rsid="00455013" officeooo:paragraph-rsid="001365dd"/>
    </style:style>
    <style:style style:name="P8" style:family="paragraph" style:parent-style-name="Standard" style:list-style-name="L1">
      <style:text-properties officeooo:rsid="0049c7d9" officeooo:paragraph-rsid="001365dd"/>
    </style:style>
    <style:style style:name="P9" style:family="paragraph" style:parent-style-name="Standard" style:list-style-name="L1">
      <style:text-properties officeooo:rsid="0040a52c" officeooo:paragraph-rsid="001365dd"/>
    </style:style>
    <style:style style:name="P10" style:family="paragraph" style:parent-style-name="Standard" style:list-style-name="L1">
      <style:text-properties officeooo:rsid="002ca026" officeooo:paragraph-rsid="001365dd"/>
    </style:style>
    <style:style style:name="P11" style:family="paragraph" style:parent-style-name="Standard" style:list-style-name="L1">
      <style:text-properties officeooo:rsid="0043c6af" officeooo:paragraph-rsid="001365dd"/>
    </style:style>
    <style:style style:name="P12" style:family="paragraph" style:parent-style-name="Standard" style:list-style-name="L1">
      <style:text-properties officeooo:rsid="0086f14a" officeooo:paragraph-rsid="001365dd"/>
    </style:style>
    <style:style style:name="P13" style:family="paragraph" style:parent-style-name="Standard" style:list-style-name="L1">
      <style:text-properties officeooo:rsid="002dd916" officeooo:paragraph-rsid="001365dd"/>
    </style:style>
    <style:style style:name="P14" style:family="paragraph" style:parent-style-name="Standard" style:list-style-name="L1">
      <style:text-properties officeooo:rsid="0043cbf3" officeooo:paragraph-rsid="001365dd"/>
    </style:style>
    <style:style style:name="P15" style:family="paragraph" style:parent-style-name="Standard" style:list-style-name="L1">
      <style:text-properties officeooo:rsid="004aea4e" officeooo:paragraph-rsid="001365dd"/>
    </style:style>
    <style:style style:name="P16" style:family="paragraph" style:parent-style-name="Standard" style:list-style-name="L1">
      <style:text-properties officeooo:rsid="0073f2a1" officeooo:paragraph-rsid="001365dd"/>
    </style:style>
    <style:style style:name="P17" style:family="paragraph" style:parent-style-name="Standard" style:list-style-name="L1">
      <style:text-properties officeooo:rsid="0078340b" officeooo:paragraph-rsid="001365dd"/>
    </style:style>
    <style:style style:name="P18" style:family="paragraph" style:parent-style-name="Standard" style:list-style-name="L1">
      <style:text-properties officeooo:rsid="007c5958" officeooo:paragraph-rsid="001365dd"/>
    </style:style>
    <style:style style:name="P19" style:family="paragraph" style:parent-style-name="Standard" style:list-style-name="L1">
      <style:text-properties officeooo:rsid="007ce801" officeooo:paragraph-rsid="001365dd"/>
    </style:style>
    <style:style style:name="P20" style:family="paragraph" style:parent-style-name="Standard" style:list-style-name="L1">
      <style:text-properties officeooo:rsid="004f04a4" officeooo:paragraph-rsid="001365dd"/>
    </style:style>
    <style:style style:name="P21" style:family="paragraph" style:parent-style-name="Standard" style:list-style-name="L1">
      <style:text-properties officeooo:rsid="00522526" officeooo:paragraph-rsid="001365dd"/>
    </style:style>
    <style:style style:name="P22" style:family="paragraph" style:parent-style-name="Standard" style:list-style-name="L1">
      <style:text-properties officeooo:rsid="0053c0d0" officeooo:paragraph-rsid="001365dd"/>
    </style:style>
    <style:style style:name="P23" style:family="paragraph" style:parent-style-name="Standard" style:list-style-name="L1">
      <style:text-properties officeooo:rsid="005052d4" officeooo:paragraph-rsid="001365dd"/>
    </style:style>
    <style:style style:name="P24" style:family="paragraph" style:parent-style-name="Standard" style:list-style-name="L1">
      <style:text-properties officeooo:rsid="0032a912" officeooo:paragraph-rsid="001365dd"/>
    </style:style>
    <style:style style:name="P25" style:family="paragraph" style:parent-style-name="Standard" style:list-style-name="L1">
      <style:text-properties officeooo:rsid="0054c951" officeooo:paragraph-rsid="001365dd"/>
    </style:style>
    <style:style style:name="P26" style:family="paragraph" style:parent-style-name="Standard" style:list-style-name="L1">
      <style:text-properties officeooo:rsid="0055e95e" officeooo:paragraph-rsid="001365dd"/>
    </style:style>
    <style:style style:name="P27" style:family="paragraph" style:parent-style-name="Standard" style:list-style-name="L1">
      <style:text-properties style:font-name="Liberation Serif" officeooo:rsid="005b7e3f" officeooo:paragraph-rsid="001365dd"/>
    </style:style>
    <style:style style:name="P28" style:family="paragraph" style:parent-style-name="Standard" style:list-style-name="L1">
      <style:text-properties fo:color="#000000" loext:opacity="100%" style:font-name="Liberation Serif" fo:font-size="12pt" officeooo:paragraph-rsid="001365dd" style:font-size-asian="12pt" style:font-size-complex="12pt"/>
    </style:style>
    <style:style style:name="P29" style:family="paragraph" style:parent-style-name="Standard" style:list-style-name="L1">
      <style:text-properties fo:color="#000000" loext:opacity="100%" style:font-name="Liberation Serif" fo:font-size="12pt" officeooo:rsid="0060b3f1" officeooo:paragraph-rsid="001365dd" style:font-size-asian="12pt" style:font-size-complex="12pt"/>
    </style:style>
    <style:style style:name="P30" style:family="paragraph" style:parent-style-name="Standard" style:list-style-name="L1">
      <style:text-properties officeooo:rsid="005b7e3f" officeooo:paragraph-rsid="001365dd"/>
    </style:style>
    <style:style style:name="P31" style:family="paragraph" style:parent-style-name="Standard" style:list-style-name="L1">
      <style:text-properties officeooo:rsid="0063fc0d" officeooo:paragraph-rsid="001365dd"/>
    </style:style>
    <style:style style:name="P32" style:family="paragraph" style:parent-style-name="Standard" style:list-style-name="L1">
      <style:text-properties officeooo:rsid="00653f0a" officeooo:paragraph-rsid="001365dd"/>
    </style:style>
    <style:style style:name="P33" style:family="paragraph" style:parent-style-name="Standard" style:list-style-name="L1">
      <style:text-properties officeooo:rsid="00664fbd" officeooo:paragraph-rsid="001365dd"/>
    </style:style>
    <style:style style:name="P34" style:family="paragraph" style:parent-style-name="Standard" style:list-style-name="L1">
      <style:text-properties officeooo:rsid="0033afd7" officeooo:paragraph-rsid="001365dd"/>
    </style:style>
    <style:style style:name="T1" style:family="text">
      <style:text-properties officeooo:rsid="0034980d"/>
    </style:style>
    <style:style style:name="T2" style:family="text">
      <style:text-properties officeooo:rsid="00304d93"/>
    </style:style>
    <style:style style:name="T3" style:family="text">
      <style:text-properties officeooo:rsid="00726e3e"/>
    </style:style>
    <style:style style:name="T4" style:family="text">
      <style:text-properties officeooo:rsid="0040a52c"/>
    </style:style>
    <style:style style:name="T5" style:family="text">
      <style:text-properties officeooo:rsid="006afd22"/>
    </style:style>
    <style:style style:name="T6" style:family="text">
      <style:text-properties officeooo:rsid="0053c4f2"/>
    </style:style>
    <style:style style:name="T7" style:family="text">
      <style:text-properties officeooo:rsid="0070511d"/>
    </style:style>
    <style:style style:name="T8" style:family="text">
      <style:text-properties officeooo:rsid="00424ec0"/>
    </style:style>
    <style:style style:name="T9" style:family="text">
      <style:text-properties officeooo:rsid="006cc916"/>
    </style:style>
    <style:style style:name="T10" style:family="text">
      <style:text-properties officeooo:rsid="004306b1"/>
    </style:style>
    <style:style style:name="T11" style:family="text">
      <style:text-properties officeooo:rsid="00461a1b"/>
    </style:style>
    <style:style style:name="T12" style:family="text">
      <style:text-properties officeooo:rsid="006dbec4"/>
    </style:style>
    <style:style style:name="T13" style:family="text">
      <style:text-properties officeooo:rsid="006f4f9e"/>
    </style:style>
    <style:style style:name="T14" style:family="text">
      <style:text-properties officeooo:rsid="002dd916"/>
    </style:style>
    <style:style style:name="T15" style:family="text">
      <style:text-properties officeooo:rsid="0075a4ae"/>
    </style:style>
    <style:style style:name="T16" style:family="text">
      <style:text-properties officeooo:rsid="00746ff8"/>
    </style:style>
    <style:style style:name="T17" style:family="text">
      <style:text-properties officeooo:rsid="00304c3f"/>
    </style:style>
    <style:style style:name="T18" style:family="text">
      <style:text-properties officeooo:rsid="007a1b81"/>
    </style:style>
    <style:style style:name="T19" style:family="text">
      <style:text-properties officeooo:rsid="007bd688"/>
    </style:style>
    <style:style style:name="T20" style:family="text">
      <style:text-properties officeooo:rsid="0079e7b3"/>
    </style:style>
    <style:style style:name="T21" style:family="text">
      <style:text-properties officeooo:rsid="007953c2"/>
    </style:style>
    <style:style style:name="T22" style:family="text">
      <style:text-properties officeooo:rsid="007e6257"/>
    </style:style>
    <style:style style:name="T23" style:family="text">
      <style:text-properties style:font-name="Liberation Serif"/>
    </style:style>
    <style:style style:name="T24" style:family="text">
      <style:text-properties fo:color="#000000" loext:opacity="100%" fo:font-size="12pt" style:font-size-asian="12pt" style:font-size-complex="12pt"/>
    </style:style>
    <style:style style:name="T25" style:family="text">
      <style:text-properties officeooo:rsid="005c2773"/>
    </style:style>
    <style:style style:name="T26" style:family="text">
      <style:text-properties fo:font-variant="normal" fo:text-transform="none" fo:letter-spacing="normal" fo:font-style="normal" fo:font-weight="normal"/>
    </style:style>
    <style:style style:name="T27" style:family="text">
      <style:text-properties officeooo:rsid="003327af"/>
    </style:style>
    <style:style style:name="T28" style:family="text">
      <style:text-properties officeooo:rsid="0062e0f9"/>
    </style:style>
    <style:style style:name="T29" style:family="text">
      <style:text-properties officeooo:rsid="0063a49d"/>
    </style:style>
    <style:style style:name="T30" style:family="text">
      <style:text-properties officeooo:rsid="0033afd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ructure:</text:p>
      <text:list xml:id="list3905234655" text:style-name="L1">
        <text:list-item>
          <text:p text:style-name="P1">Introduction</text:p>
          <text:list>
            <text:list-item>
              <text:p text:style-name="P3">Topic Area (AI/Optimal Control)</text:p>
            </text:list-item>
            <text:list-item>
              <text:p text:style-name="P3"><text:span text:style-name="T1">Nature-inspired </text:span>Agent-Based Methods <text:span text:style-name="T2">in large, state-action spaces with sparse rewards and noisy observations, </text:span><text:span text:style-name="T3">in the face of partial-observability</text:span><text:span text:style-name="T2">.</text:span></text:p>
            </text:list-item>
          </text:list>
        </text:list-item>
        <text:list-item>
          <text:p text:style-name="P1">Overview</text:p>
          <text:list>
            <text:list-item>
              <text:p text:style-name="P4">Active Inference</text:p>
              <text:list>
                <text:list-item>
                  <text:p text:style-name="P4">what is it?</text:p>
                  <text:list>
                    <text:list-item>
                      <text:p text:style-name="P5"><text:span text:style-name="T4">Emerging </text:span><text:span text:style-name="T5">first-principles account of adaptive behaviour. </text:span><text:span text:style-name="T6">Active inference resolves the exploitation-exploration dilemma in relation to prior preferences, by placing information gain on the same footing as reward or value….</text:span></text:p>
                      <text:list>
                        <text:list-item>
                          <text:p text:style-name="P6">Cite the <text:span text:style-name="T7">Active Inference B</text:span>ook</text:p>
                        </text:list-item>
                        <text:list-item>
                          <text:p text:style-name="P6">Cite “Action Behaviour and Free Energy”</text:p>
                        </text:list-item>
                        <text:list-item>
                          <text:p text:style-name="P6"><text:span text:style-name="T8">Cite “RL or AIF?”, </text:span></text:p>
                        </text:list-item>
                        <text:list-item>
                          <text:p text:style-name="P7">Cite “AIF demystified”</text:p>
                        </text:list-item>
                        <text:list-item>
                          <text:p text:style-name="P8">Cite “Free Energy, User’s Guide”</text:p>
                        </text:list-item>
                        <text:list-item>
                          <text:p text:style-name="P9">Purporting to offer unification of action, perception and learning.</text:p>
                        </text:list-item>
                      </text:list>
                    </text:list-item>
                    <text:list-item>
                      <text:p text:style-name="P5"><text:span text:style-name="T9">AIF is </text:span>derived from the FEP.</text:p>
                      <text:list>
                        <text:list-item>
                          <text:p text:style-name="P6"><text:span text:style-name="T10">Cite “FEP Rough Guide Brain?”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">What problem does it solve?</text:p>
                  <text:list>
                    <text:list-item>
                      <text:p text:style-name="P10">Built-in affordance for uncertainty-reduction/exploration (epistemic foraging)</text:p>
                      <text:list>
                        <text:list-item>
                          <text:p text:style-name="P11">Cite “Active inference and epistemic value”</text:p>
                        </text:list-item>
                        <text:list-item>
                          <text:p text:style-name="P11"><text:span text:style-name="T11">Cite “C</text:span>omputational mechanisms of curiosity and goal-directed exploration”</text:p>
                        </text:list-item>
                      </text:list>
                    </text:list-item>
                    <text:list-item>
                      <text:p text:style-name="P5"><text:span text:style-name="T6">“</text:span><text:span text:style-name="T12">R</text:span><text:span text:style-name="T6">esolves” the exploitation-exploration dilemma… </text:span><text:span text:style-name="T13">(given some assumptions)</text:span></text:p>
                    </text:list-item>
                    <text:list-item>
                      <text:p text:style-name="P12">Cite the “”</text:p>
                    </text:list-item>
                  </text:list>
                </text:list-item>
                <text:list-item>
                  <text:p text:style-name="P4">Why <text:span text:style-name="T14">c</text:span>are about it?</text:p>
                  <text:list>
                    <text:list-item>
                      <text:p text:style-name="P13">Growing empirical support to suggest the FEP is operative in a scale-invariant manner in the brain. <text:s/></text:p>
                      <text:list>
                        <text:list-item>
                          <text:p text:style-name="P14">Cite “Active Inference: A Process Theory”</text:p>
                        </text:list-item>
                        <text:list-item>
                          <text:p text:style-name="P15">Cite “Neural Dynamics under AIF”</text:p>
                        </text:list-item>
                      </text:list>
                    </text:list-item>
                    <text:list-item>
                      <text:p text:style-name="P16">Vastly more sample-efficient than Reinforcement Learning, <text:span text:style-name="T15">fantastic </text:span><text:span text:style-name="T16">f</text:span><text:span text:style-name="T15">o</text:span><text:span text:style-name="T16">r sparse – or no – rewards. </text:span></text:p>
                    </text:list-item>
                  </text:list>
                </text:list-item>
              </text:list>
            </text:list-item>
            <text:list-item>
              <text:p text:style-name="P5">A little bit on <text:span text:style-name="T17">what </text:span>the FEP <text:span text:style-name="T17">is</text:span>. </text:p>
              <text:list>
                <text:list-item>
                  <text:p text:style-name="P17">A theoretical <text:span text:style-name="T18">principle, purporting to be the </text:span>constitutive, <text:span text:style-name="T19">demarcating </text:span>principle of life <text:span text:style-name="T20">itself</text:span></text:p>
                  <text:list>
                    <text:list-item>
                      <text:p text:style-name="P17"><text:span text:style-name="T21">T</text:span>he “life-cognition” continuum hypothesis.</text:p>
                    </text:list-item>
                    <text:list-item>
                      <text:p text:style-name="P18">Markov Blankets → <text:span text:style-name="T22">the “high road” to Active Inference</text:span>.</text:p>
                    </text:list-item>
                    <text:list-item>
                      <text:p text:style-name="P19">Cite “Life as we know it”</text:p>
                    </text:list-item>
                    <text:list-item>
                      <text:p text:style-name="P19">Cite <text:span text:style-name="T10">“FEP Rough Guide Brain?”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Previous Work</text:p>
          <text:list>
            <text:list-item>
              <text:p text:style-name="P4">Small, Discrete, tabular Methods</text:p>
              <text:list>
                <text:list-item>
                  <text:p text:style-name="P5">limited in application to small, discrete state-action spaces and bespoke generative models. </text:p>
                </text:list-item>
                <text:list-item>
                  <text:p text:style-name="P20">Cite “AIF in discrete action spaces a synthesis”</text:p>
                </text:list-item>
                <text:list-item>
                  <text:p text:style-name="P21">Cite “Generalised free energy and active inference”</text:p>
                </text:list-item>
                <text:list-item>
                  <text:p text:style-name="P22">Cite “Planning and navigation as active inference”</text:p>
                </text:list-item>
              </text:list>
            </text:list-item>
            <text:list-item>
              <text:p text:style-name="P23">Robustness to non-stationarity:</text:p>
              <text:list>
                <text:list-item>
                  <text:p text:style-name="P23">cite “empirical evaluation of aif in multi-armed bandits”</text:p>
                </text:list-item>
              </text:list>
            </text:list-item>
            <text:list-item>
              <text:p text:style-name="P4">Sampling based Methods</text:p>
              <text:list>
                <text:list-item>
                  <text:p text:style-name="P24">Neural network approximators for key distributions, approximate inference.</text:p>
                </text:list-item>
                <text:list-item>
                  <text:p text:style-name="P25">Cite “Deep Active Inference for Partially Observable MDPs”</text:p>
                </text:list-item>
                <text:list-item>
                  <text:p text:style-name="P26">Cite “Scaling AIF”</text:p>
                </text:list-item>
                <text:list-item>
                  <text:p text:style-name="P26"><text:soft-page-break/>Cite<text:span text:style-name="T23"> “learning Generative State Space Models for AIF”</text:span></text:p>
                </text:list-item>
                <text:list-item>
                  <text:p text:style-name="P27">Cite “Deep AIF for POMDPs”</text:p>
                </text:list-item>
                <text:list-item>
                  <text:p text:style-name="P27">Cite “Combining information-seeking exploration and reward maximisation:Unified inf<text:span text:style-name="T24">erence on continuous state and action spaces under partial observability”</text:span></text:p>
                </text:list-item>
                <text:list-item>
                  <text:p text:style-name="P28"><text:span text:style-name="T25">Possibly cite “</text:span><text:span text:style-name="T26">Inferring in Circles: Active Inference in Continuous State Space Using Hierarchical Gaussian Filtering of Sufficient Statistics</text:span><text:span text:style-name="T25">”</text:span></text:p>
                </text:list-item>
                <text:list-item>
                  <text:p text:style-name="P29">Possibly Cite “Inferring in Circles: Active Inference in Continuous State Space Using Hierarchical Gaussian Filtering of Sufficient Statistics”</text:p>
                </text:list-item>
              </text:list>
            </text:list-item>
            <text:list-item>
              <text:p text:style-name="P4">Factor Graphical Methods</text:p>
              <text:list>
                <text:list-item>
                  <text:p text:style-name="P24"><text:span text:style-name="T27">M</text:span>essage passing for exact and approximate inference</text:p>
                </text:list-item>
                <text:list-item>
                  <text:p text:style-name="P30">Cite “Reactive Message Passing for Scalable Bayesian Inference”</text:p>
                </text:list-item>
                <text:list-item>
                  <text:p text:style-name="P31">Cite “Simulating AIF by Message Passing”</text:p>
                </text:list-item>
                <text:list-item>
                  <text:p text:style-name="P31">Cite “A Factor Graph approach to automated design of Bayesian signal processing algorithms”.</text:p>
                </text:list-item>
                <text:list-item>
                  <text:p text:style-name="P32">Cite “A Factor Graph Description of Deep Temporal Active Inference”</text:p>
                </text:list-item>
                <text:list-item>
                  <text:p text:style-name="P33">Cite “A Message Passing Perspective on Planning Under Active Inference”</text:p>
                </text:list-item>
                <text:list-item>
                  <text:p text:style-name="P30"><text:span text:style-name="T28">Possibly </text:span>Cite “Neuronal message passing using Mean-field, Bethe, and Marginal approximations” – <text:span text:style-name="T29">as prelude to message passing/factor graphs for active inference specifically.</text:span></text:p>
                </text:list-item>
              </text:list>
            </text:list-item>
          </text:list>
        </text:list-item>
        <text:list-item>
          <text:p text:style-name="P1">Gaps in Literature</text:p>
          <text:list>
            <text:list-item>
              <text:p text:style-name="P4">Scaling is a huge Issue. <text:span text:style-name="T30">Want to so this to get to the “really profound, practical problems”</text:span></text:p>
            </text:list-item>
            <text:list-item>
              <text:p text:style-name="P34">Factor graphical method not yet completely general, makes several assumptions about the structure of the model.</text:p>
              <text:list>
                <text:list-item>
                  <text:p text:style-name="P30">All models must be conjugate and all functions must be invertible (restrictive assumptions). Message-passing <text:s/></text:p>
                </text:list-item>
              </text:list>
            </text:list-item>
          </text:list>
        </text:list-item>
        <text:list-item>
          <text:p text:style-name="P1">Research Aims</text:p>
          <text:list>
            <text:list-item>
              <text:p text:style-name="P4">Improve the ability for AIF to scale to larger problems</text:p>
            </text:list-item>
          </text:list>
        </text:list-item>
        <text:list-item>
          <text:p text:style-name="P1">Conclusio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2:20:48.310525735</meta:creation-date>
    <dc:date>2023-05-16T12:21:01.080285770</dc:date>
    <meta:editing-duration>PT13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65" meta:word-count="569" meta:character-count="3785" meta:non-whitespace-character-count="3334"/>
  </office:meta>
</office:document-meta>
</file>